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4d39" officeooo:paragraph-rsid="00064d39"/>
    </style:style>
    <style:style style:name="P2" style:family="paragraph" style:parent-style-name="Standard">
      <style:text-properties style:text-underline-style="none" officeooo:rsid="0006d3fc" officeooo:paragraph-rsid="0006d3fc"/>
    </style:style>
    <style:style style:name="P3" style:family="paragraph" style:parent-style-name="Standard">
      <style:text-properties style:text-underline-style="none" fo:font-weight="normal" officeooo:rsid="0006d3fc" officeooo:paragraph-rsid="0006d3fc" style:font-weight-asian="normal" style:font-weight-complex="normal"/>
    </style:style>
    <style:style style:name="P4" style:family="paragraph" style:parent-style-name="Standard">
      <style:text-properties style:text-underline-style="none" officeooo:rsid="0006f7d5" officeooo:paragraph-rsid="0006f7d5"/>
    </style:style>
    <style:style style:name="P5" style:family="paragraph" style:parent-style-name="Standard">
      <style:text-properties style:text-underline-style="none" officeooo:rsid="0007eeef" officeooo:paragraph-rsid="0007eeef"/>
    </style:style>
    <style:style style:name="P6" style:family="paragraph" style:parent-style-name="Standard">
      <style:text-properties style:text-underline-style="none" fo:font-weight="bold" officeooo:rsid="0007eeef" officeooo:paragraph-rsid="0007eeef" style:font-weight-asian="bold" style:font-weight-complex="bold"/>
    </style:style>
    <style:style style:name="P7" style:family="paragraph" style:parent-style-name="Standard">
      <style:text-properties style:text-underline-style="none" fo:font-weight="bold" officeooo:rsid="000a2783" officeooo:paragraph-rsid="000a2783" style:font-weight-asian="bold" style:font-weight-complex="bold"/>
    </style:style>
    <style:style style:name="P8" style:family="paragraph" style:parent-style-name="Standard">
      <style:text-properties style:text-underline-style="none" fo:font-weight="bold" officeooo:rsid="000bd32f" officeooo:paragraph-rsid="000bd32f" style:font-weight-asian="bold" style:font-weight-complex="bold"/>
    </style:style>
    <style:style style:name="P9" style:family="paragraph" style:parent-style-name="Standard">
      <style:text-properties style:text-underline-style="none" fo:font-weight="bold" officeooo:rsid="000cdb25" officeooo:paragraph-rsid="000cdb25" style:font-weight-asian="bold" style:font-weight-complex="bold"/>
    </style:style>
    <style:style style:name="P10" style:family="paragraph" style:parent-style-name="Standard">
      <style:text-properties style:text-underline-style="none" fo:font-weight="bold" officeooo:rsid="000ec043" officeooo:paragraph-rsid="000ec043" style:font-weight-asian="bold" style:font-weight-complex="bold"/>
    </style:style>
    <style:style style:name="P11" style:family="paragraph" style:parent-style-name="Standard">
      <style:text-properties style:text-underline-style="none" fo:font-weight="bold" officeooo:rsid="00103f2d" officeooo:paragraph-rsid="00103f2d" style:font-weight-asian="bold" style:font-weight-complex="bold"/>
    </style:style>
    <style:style style:name="P12" style:family="paragraph" style:parent-style-name="Standard">
      <style:text-properties style:text-underline-style="none" fo:font-weight="bold" officeooo:rsid="0011e026" officeooo:paragraph-rsid="0011e026" style:font-weight-asian="bold" style:font-weight-complex="bold"/>
    </style:style>
    <style:style style:name="P13" style:family="paragraph" style:parent-style-name="Standard">
      <style:text-properties style:text-underline-style="none" fo:font-weight="bold" officeooo:rsid="0013986a" officeooo:paragraph-rsid="0013986a" style:font-weight-asian="bold" style:font-weight-complex="bold"/>
    </style:style>
    <style:style style:name="P14" style:family="paragraph" style:parent-style-name="Standard">
      <style:text-properties style:text-underline-style="none" fo:font-weight="bold" officeooo:rsid="0013df50" officeooo:paragraph-rsid="0013df50" style:font-weight-asian="bold" style:font-weight-complex="bold"/>
    </style:style>
    <style:style style:name="P15" style:family="paragraph" style:parent-style-name="Standard">
      <style:text-properties style:text-underline-style="none" fo:font-weight="bold" officeooo:rsid="0014c93c" officeooo:paragraph-rsid="0014c93c"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weight="normal" style:font-weight-asian="normal" style:font-weight-complex="normal"/>
    </style:style>
    <style:style style:name="T4" style:family="text">
      <style:text-properties fo:font-weight="normal" officeooo:rsid="0013df5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elemento que permitió llevar a cabo el almacenamiento de datos de forma permanente en dispositivos de memoria masiva fue el <text:span text:style-name="T1">fichero o archivo.</text:span></text:p>
      <text:p text:style-name="P1">El fichero o archivo: Conjunto de información relacionada, tratada como un todo y organizada de forma estructurada. Es una secuencia de dígitos binarios que organiza la información relacionada con un mismo aspecto.</text:p>
      <text:p text:style-name="P1">Los ficheros están formados por <text:span text:style-name="T1">registros lógicos</text:span> que contienen datos relativos a un mismo elemento u objeto.</text:p>
      <text:p text:style-name="P1">Los datos están almacenados de manera que se pueden añadir, suprimir, actualizar o consultar individualmente en cualquier momento.</text:p>
      <text:p text:style-name="P2">Como los ficheros suelen ser muy voluminosos, <text:span text:style-name="T1">solo</text:span> se pueden llevar a la memoria principal partes de ellos para poder procesarlos.</text:p>
      <text:p text:style-name="P2">La cantidad de información que es transferida entre el soporte en el que se almacena el fichero y la memoria principal del ordenador, en una sola operación de<text:span text:style-name="T1"> lectura/grabación</text:span>, recibe el nombre de registro físico o bloque.</text:p>
      <text:p text:style-name="P2">Un bloque suele contener varios registros lógicos. Al número de registros que entran en un bloque se le conoce con el nombre de <text:span text:style-name="T1">factor de blocaje </text:span>y <text:s/>a esta operación de agrupar varios registros en un bloque se le llama<text:span text:style-name="T1"> bloqueo de registros.</text:span></text:p>
      <text:p text:style-name="P3">TIPOS DE FICHEROS:</text:p>
      <text:p text:style-name="P3">Según la función que vayan a desempeñar los ficheros, podrán ser clasificados de varias maneras:</text:p>
      <text:p text:style-name="P3"/>
      <text:p text:style-name="P3"><text:span text:style-name="T2">a-Ficheros permanentes:</text:span>Contienen información relevante para una aplicación, los datos necesarios para el funcionamiento de ésta.</text:p>
      <text:p text:style-name="P3"/>
      <text:p text:style-name="P3">-Ficheros maestros: contienen el estado actual de los datos que pueden modificarse desde la aplicación. Es la parte central de la aplicación.</text:p>
      <text:p text:style-name="P3"/>
      <text:p text:style-name="P3">-Ficheros constantes:Incluyen datos fijos para la aplicación. No suelen ser modificados y se accede a ellos para realizar consultas.</text:p>
      <text:p text:style-name="P3"/>
      <text:p text:style-name="P3">-Ficheros históricos: Contienen datos que fueron considerados como actuales en un periodo o situación anterior. Se utilizan para la reconstrucción de situaciones.</text:p>
      <text:p text:style-name="P3"/>
      <text:p text:style-name="P3"><text:span text:style-name="T2">b-Ficheros temporales:</text:span>Se utilizan para almacenar información útil para una parte de la aplicación, no para toda ella. Son generados a partir de datos de ficheros permanentes. Tienen un corto periodo de existencia.</text:p>
      <text:p text:style-name="P3"/>
      <text:p text:style-name="P3">-Ficheros intermedios: almacenan resultados de una aplicación que serán utilizados por otra.</text:p>
      <text:p text:style-name="P3">-Ficheros maniobra: almacenan datos de una aplicación que no pueden ser mantenidos en memoria principal por falta de espacio.</text:p>
      <text:p text:style-name="P3">-Ficheros resultados: almacenan datos que van a ser transferidos a un dispositivo de salida.</text:p>
      <text:p text:style-name="P3"/>
      <text:p text:style-name="P3">PREGUNTA:</text:p>
      <text:p text:style-name="P3">Supongamos una aplicación informática para gestionar una biblioteca, existirá un fichero con el catálogo de libros disponibles, otro con los editoriales, otro con información sobre libros que se ha quedado obsoletos, etc. ¿A cuál de los siguientes tipos correspondería el fichero que almacena las editoriales?</text:p>
      <text:p text:style-name="P2">A-Fichero maestro</text:p>
      <text:p text:style-name="P2">B- Fichero constante</text:p>
      <text:p text:style-name="P2">C-Fichero intermedio</text:p>
      <text:p text:style-name="P2">La respuesta correcta es FICHERO CONSTANTE: los datos relativos a los editoriales serán los que menos variarán y en la mayoría de las ocasiones se realizarán consultas sobre este archivo.</text:p>
      <text:p text:style-name="P2"><text:soft-page-break/>En este ejemplo no es correcto el FICHERO MAESTRO porque este, sería el que contiene el catálogo de los libros disponibles y no el de las editoriales.</text:p>
      <text:p text:style-name="P2"/>
      <text:p text:style-name="P4">SOPORTES DE INFORMACIÓN:</text:p>
      <text:p text:style-name="P4">Se distinguen dos tipos de soportes de almacenamiento de datos:</text:p>
      <text:p text:style-name="P4">-Soportes de Acceso Directo a los datos (Por ejemplo: discos) Son los más empleados y el acceso a los datos puede hacerse de forma directa, pudiendo colocarnos en la posición que nos interesa y leer a partir de ella.</text:p>
      <text:p text:style-name="P4">-Soportes de Acceso Secuencial: (Por ejemplo: cintas magnéticas) Se suelen usar en copias de seguridad y si deseamos leer un dato que está en la mitad de la cinta, tendremos que leer todo lo que hay hasta llegar a esa posición.</text:p>
      <text:p text:style-name="P4"/>
      <text:p text:style-name="P5">MÉTODOS DE ACCESO A FICHEROS:</text:p>
      <text:p text:style-name="P6">Secuencial→ <text:span text:style-name="T3">Encadenado.</text:span></text:p>
      <text:p text:style-name="P6">Secuencial Indexado .</text:p>
      <text:p text:style-name="P6">Directo→ <text:span text:style-name="T3">Acceso Directo | Acceso Indexado | Acceso Calculado (Hash)</text:span></text:p>
      <text:p text:style-name="P6"><text:span text:style-name="T3"/></text:p>
      <text:p text:style-name="P7"><text:span text:style-name="T3">PREGUNTA</text:span></text:p>
      <text:p text:style-name="P7"><text:span text:style-name="T3">Método de acceso:Encadenado → Tipo de acceso: Secuencial</text:span></text:p>
      <text:p text:style-name="P7"><text:span text:style-name="T3">Método de acceso:Indexado → Tipo de acceso: Directo o Secuencial</text:span></text:p>
      <text:p text:style-name="P7"><text:span text:style-name="T3">Método de acceso:Calculado o Hash → Tipo de acceso: Directo</text:span></text:p>
      <text:p text:style-name="P7"><text:span text:style-name="T3"/></text:p>
      <text:p text:style-name="P7"><text:span text:style-name="T3">FICHEROS SECUENCIALES:</text:span></text:p>
      <text:p text:style-name="P7"><text:span text:style-name="T3"/></text:p>
      <text:p text:style-name="P7"><text:span text:style-name="T3">Se caracterizan porque sus registros están almacenados de forma contigua, de manera que la única forma de acceder a él, es leyendo un registro tras otro desde el principio hasta el final. End of File (EOF).</text:span></text:p>
      <text:p text:style-name="P7"><text:span text:style-name="T3">Este tipo de fichero se utilizan en dispositivos o soportes no direccionables o de acceso secuencial, como son las cinta magnéticas de almacenamiento de datos. También se utiliza en los CD o DVD.</text:span></text:p>
      <text:p text:style-name="P7"><text:span text:style-name="T3">Los registros almacenados se identifican por medio de una información ubicada en uno de sus campos, a este campo se le denomina clave o valor. Si se ordena un archivo secuencial por su clave, es más rápido realizar cualquier operación de lectura o escritura.</text:span></text:p>
      <text:p text:style-name="P7"><text:span text:style-name="T3">Otras características:</text:span></text:p>
      <text:p text:style-name="P7"><text:span text:style-name="T3">- La lectura siempre se realiza hacia delante.</text:span></text:p>
      <text:p text:style-name="P7"><text:span text:style-name="T3">- Son ficheros monousuarios.</text:span></text:p>
      <text:p text:style-name="P7"><text:span text:style-name="T3">- Estructura rígida, todos los registros deben aparecer en orden, es decir, la posición de los campos de cada registro siempre ha de ser la misma</text:span></text:p>
      <text:p text:style-name="P7"><text:span text:style-name="T3">- El modo de apertura del fichero, condiciona la lectura o escritura.</text:span></text:p>
      <text:p text:style-name="P7"><text:span text:style-name="T3">- Aprovechan al máximo el soporte de almacenamiento, al no dejar huecos vacíos.</text:span></text:p>
      <text:p text:style-name="P7"><text:span text:style-name="T3">- Se pueden grabar en cualquier tipo de soporte, tanto secuenciales como direccionables.</text:span></text:p>
      <text:p text:style-name="P7"><text:span text:style-name="T3">- Todos los lenguajes de programación disponen de instrucciones para trabajar con este tipo de ficheros.</text:span></text:p>
      <text:p text:style-name="P7"><text:span text:style-name="T3">- No se pueden insertar registros entre los que ya están grabados.</text:span></text:p>
      <text:p text:style-name="P7"><text:span text:style-name="T3"/></text:p>
      <text:p text:style-name="P8"><text:span text:style-name="T3">FICHEROS DE ACCESO DIRECTO:</text:span></text:p>
      <text:p text:style-name="P8"><text:span text:style-name="T3"/></text:p>
      <text:p text:style-name="P9"><text:span text:style-name="T3">En este tipo de ficheros se puede acceder a un registro indicando la posición relativa del mismo dentro del archivo o, más comúnmente, a través de una clave que forma parte del registro como un campo más.</text:span></text:p>
      <text:p text:style-name="P9"><text:span text:style-name="T3">Estos archivos deben almacenarse en dispositivos de memoria masiva de acceso directo, como son los discos magnéticos.</text:span></text:p>
      <text:p text:style-name="P9">Campo clave:<text:span text:style-name="T3"> campo que permite identificar y localizar un registro de manera ágil y organizada.</text:span></text:p>
      <text:p text:style-name="P9"><text:soft-page-break/><text:span text:style-name="T3">Cada uno de los registros se guarda en una posición física, que dependerá del espacio disponible en memoria masiva, de ahí que la distribución de los registros se </text:span>aleatoria <text:span text:style-name="T3">dentro del soporte de almacenamiento. Para acceder a la posición física de un registro se utiliza una dirección o índice, no siendo necesario recorrer todo el fichero para encontrar un determinado registro.</text:span></text:p>
      <text:p text:style-name="P9"><text:span text:style-name="T3">A través de una transformación específica aplicada a la clave, se obtendrá <text:s/>la dirección física en la que se encuentra el registro. Según la forma de realizar esta transformación, existen diferentes modos de acceso: Acceso directo | Acceso indexado | Acceso calculado.</text:span></text:p>
      <text:p text:style-name="P9"><text:span text:style-name="T3">En el acceso directo la clava coincide con la dirección, debiendo ser numérica y comprendida dentro del rango de valores de las direcciones. Es el método más rápido.</text:span></text:p>
      <text:p text:style-name="P9"><text:span text:style-name="T3">Otras características:</text:span></text:p>
      <text:p text:style-name="P9"><text:span text:style-name="T3">-Posicionamiento inmediato.</text:span></text:p>
      <text:p text:style-name="P9"><text:span text:style-name="T3">-Registros de longitud fija.</text:span></text:p>
      <text:p text:style-name="P9"><text:span text:style-name="T3">-Apertura del fichero en modo mixto, para lectura y escritura.</text:span></text:p>
      <text:p text:style-name="P9"><text:span text:style-name="T3">-Permiten múltiples usuarios utilizándolos.</text:span></text:p>
      <text:p text:style-name="P9"><text:span text:style-name="T3">-Los registros se borran colocando un cero en la posición que ocupan.</text:span></text:p>
      <text:p text:style-name="P9"><text:span text:style-name="T3">-Permiten la utilización de algoritmos de compactación de huecos.</text:span></text:p>
      <text:p text:style-name="P9"><text:span text:style-name="T3">-Los archivos se crean con un archivo definido, es decir, con un máximo de registros establecido durante la creación.</text:span></text:p>
      <text:p text:style-name="P9"><text:span text:style-name="T3">-Esta organización solo es posible en soportes direccionables.</text:span></text:p>
      <text:p text:style-name="P9"><text:span text:style-name="T3">-Se usan cuando el acceso a los datos de un registro se hace siempre empleando la misma clave y la velocidad de acceso a un registro es lo que más nos importa.</text:span></text:p>
      <text:p text:style-name="P9"><text:span text:style-name="T3">-Permiten la actualización de los registros en el mismo fichero, sin necesidad de copiar el fichero.</text:span></text:p>
      <text:p text:style-name="P9"><text:span text:style-name="T3">-Permiten realizar procesos de actualización en tiempo real.</text:span></text:p>
      <text:p text:style-name="P9"><text:span text:style-name="T3"/></text:p>
      <text:p text:style-name="P9"><text:span text:style-name="T3">PREGUNTA:</text:span></text:p>
      <text:p text:style-name="P9"><text:span text:style-name="T3">En los ficheros de acceso directo los registros siempre se encuentran en posiciones contiguas dentro del soporte de almacenamiento.</text:span></text:p>
      <text:p text:style-name="P9"><text:span text:style-name="T3">La respuesta es FALSO.</text:span></text:p>
      <text:p text:style-name="P9"><text:span text:style-name="T3">A los elementos de estos archivos se accede directamente, al no situarse éstos en posiciones físicamente consecutivas, sino en posiciones lógicas. Esta es la razón por la cual se les denomina archivos de acceso aleatorio o directo. Los elementos de los archivos aleatorios son de igual tamaño y el término acceso directo significa que es posible acceder directamente a un elemento con solo especificar su posición.</text:span></text:p>
      <text:p text:style-name="P9"><text:span text:style-name="T3"/></text:p>
      <text:p text:style-name="P10"><text:span text:style-name="T3">FICHEROS INDEXADOS</text:span></text:p>
      <text:p text:style-name="P10"><text:span text:style-name="T3"/></text:p>
      <text:p text:style-name="P10"><text:span text:style-name="T3">Se basan en la utilización de índices, que permiten el acceso a un registro de forma directa, sin tener que leer los anteriores.</text:span></text:p>
      <text:p text:style-name="P10"><text:span text:style-name="T3">Por lo tanto, existirá una zona de registros en la que se encuentran los datos del archivo y una zona de índices, que contiene una tabla con las claves de los registros y las posiciones donde se encuentran los mismos. La tabla de índices estará ordenada por el campo clave.</text:span></text:p>
      <text:p text:style-name="P10"><text:span text:style-name="T3">La tabla de índices será cargada en memoria principal para realizar en ella la búsqueda de la fila correspondiente a la clave del registro a encontrar, obteniéndose así la dirección donde se encuentra el registro. Su principal inconveniente resulta determina su tamaño y mantenerla ordenada por los valores de la clave.</text:span></text:p>
      <text:p text:style-name="P10"><text:span text:style-name="T3">Otras características:</text:span></text:p>
      <text:p text:style-name="P10"><text:span text:style-name="T3">-El diseño del registro tiene que tener un campo (clave) o combinación de campos, que permita identificar cada registro de forma única, es decir, que no pueda haber dos registros que tengan la misma información en él. La clave es la que va a servir de índice. Un mismo fichero puede tener mas de un campo clave, pero al menos uno de ellos no admitirá valores duplicados y se le llama clave primaria, a las restantes se les llama claves alternativas.</text:span></text:p>
      <text:p text:style-name="P10"><text:soft-page-break/><text:span text:style-name="T3">-Permite utilizar el modo secuencial y el modo de acceso directo para leer la información guardada en sus registros.</text:span></text:p>
      <text:p text:style-name="P10"><text:span text:style-name="T3">-Para acceder a este tipo de ficheros utilizando el modo de acceso directo se hace conociendo el contenido del campo clave del registro que queremos localizar. Con esta información el sistema operativo puede consultar el índice y conocer la posición del registro dentro del fichero.</text:span></text:p>
      <text:p text:style-name="P10"><text:span text:style-name="T3">-Para acceder a este tipo de ficheros utilizando el modo de acceso secuencial los registros son leídos ordenados por el contenido del campo clave, independientemente del orden en que fueron grabados -Solamente se pueden grabar en un soporte direccionable, por ejemplo: Disco magnético, si no fuera así, no podría emplear el acceso directo.</text:span></text:p>
      <text:p text:style-name="P10"><text:span text:style-name="T3"/></text:p>
      <text:p text:style-name="P11"><text:span text:style-name="T3">FICHEROS SECUENCIALES INDEXADOS:</text:span></text:p>
      <text:p text:style-name="P11"><text:span text:style-name="T3">Al igual que los ficheros indexados existe una zona de índices y otra zona de registro de datos, pero ésta última se encuentra dividida en segmentos (bloques de registros ordenados).</text:span></text:p>
      <text:p text:style-name="P11"><text:span text:style-name="T3">En la tabla de índices, cada fila hace referencia a cada uno de los segmentos. Esta organización es muy utilizada tanto para procesos en los que intervienen pocos registros como para aquellos en los que se maneja el fichero completo.</text:span></text:p>
      <text:p text:style-name="P11"><text:span text:style-name="T3">Otras caracteristias:</text:span></text:p>
      <text:p text:style-name="P11"><text:span text:style-name="T3">-Permite el acceso secuencial.</text:span></text:p>
      <text:p text:style-name="P11"><text:span text:style-name="T3">-Permite el acceso directo.</text:span></text:p>
      <text:p text:style-name="P11"><text:span text:style-name="T3">-Se pueden actualizar los registros en el mismo fichero, sin necesidad de crear un fichero nuevo de copia en el proceso de actualización.</text:span></text:p>
      <text:p text:style-name="P11"><text:span text:style-name="T3">-Ocupa más espacio en el disco que los ficheros secuenciales, debido al uso de área de índices.</text:span></text:p>
      <text:p text:style-name="P11"><text:span text:style-name="T3">-Solo se pueden utilizar soportes direccionables.</text:span></text:p>
      <text:p text:style-name="P11"><text:span text:style-name="T3">-Obliga a una inversión económica mayor, por la necesidad e programas y a veces software más sofisticado.</text:span></text:p>
      <text:p text:style-name="P11"><text:span text:style-name="T3"/></text:p>
      <text:p text:style-name="P11"><text:span text:style-name="T3">FICHEROS DE ACCESO CALCULADO O HASH:</text:span></text:p>
      <text:p text:style-name="P11"><text:span text:style-name="T3">La técnica del acceso calculado o hash, permite accesos más rápidos, ya que en lugar de consultar una tabla de índices, se utiliza una transformación o función matemática (función hashing), que a partir de una clave, genera la dirección de cada registro del archivo. Si la clave es alfanumérica deberá previamente ser transformada en un número.</text:span></text:p>
      <text:p text:style-name="P11"><text:span text:style-name="T3">El mayor problema que presenta este tipo de ficheros es que a partir de diferentes claves se obtenga la misma dirección al aplicar la función matemática o transformación. A este problema se le denomina </text:span>colisión <text:span text:style-name="T3"><text:s/>y las claves que genera la misma dirección se conocen por </text:span>sinónimos. <text:span text:style-name="T3">Para resolver este problema se aplican diferentes métodos, como tener un bloque de excedentes o zona de sinónimos…</text:span></text:p>
      <text:p text:style-name="P12"><text:span text:style-name="T3">Para llevar a cabo la transformación existen multitud de métodos, siendo algunos:</text:span></text:p>
      <text:p text:style-name="P12"><text:span text:style-name="T3">Módulo | Extracción.</text:span></text:p>
      <text:p text:style-name="P12"><text:span text:style-name="T3">Una buena transformación o función de hash será aquella que produzca el menor número de colisioines.</text:span></text:p>
      <text:p text:style-name="P12"><text:span text:style-name="T3"/></text:p>
      <text:p text:style-name="P12"><text:span text:style-name="T3">PREGUNTA:</text:span></text:p>
      <text:p text:style-name="P12"><text:span text:style-name="T3">En un fichero con acceso calculado:</text:span></text:p>
      <text:p text:style-name="P12"><text:span text:style-name="T3">a- Se utiliza la dirección como clave.</text:span></text:p>
      <text:p text:style-name="P12"><text:span text:style-name="T3">b- Hay una tabla en la que está cada clave con la dirección del registro correspondiente.</text:span></text:p>
      <text:p text:style-name="P12"><text:span text:style-name="T3">c- La dirección se obtiene a partir de la clave mediante un algoritmo.</text:span></text:p>
      <text:p text:style-name="P12"><text:span text:style-name="T3">La correcta es la c.</text:span></text:p>
      <text:p text:style-name="P12"><text:span text:style-name="T3"/></text:p>
      <text:p text:style-name="P13"><text:span text:style-name="T3">PARÁMETROS DE UTIL</text:span><text:span text:style-name="T4">I</text:span><text:span text:style-name="T3">ZACIÓN</text:span></text:p>
      <text:p text:style-name="P13"><text:span text:style-name="T3"/></text:p>
      <text:p text:style-name="P14"><text:soft-page-break/><text:span text:style-name="T3">En función del uso que se le vaya a dar al fichero, serán adecuados unos tipos u otros de organización. Mediante la utilización de </text:span>parámetros de referencia, <text:span text:style-name="T3">podremos determinar el uso de un fichero. Estos parámetros son:</text:span></text:p>
      <text:p text:style-name="P14"><text:span text:style-name="T3">Capacidad o volumen: Espacio en caracteres que ocupa el fichero.</text:span></text:p>
      <text:p text:style-name="P14"><text:span text:style-name="T3">Actividad: Permite conocer la cantidad de consultas y modificaciones que se realizan en el fichero. Para poder especificar la actividad se debe tener en cuenta: Tasa de consulta o modificación | Frecuencia de consulta o modificación.</text:span></text:p>
      <text:p text:style-name="P14"><text:span text:style-name="T3">Volatilidad: Mide la cantidad de inserciones y borrados que se efectúan en un fichero. Conocer: Tasa de renovación | Frecuencia de renovación.</text:span></text:p>
      <text:p text:style-name="P15"><text:span text:style-name="T3">Crecimiento: Es la variación de la capacidad del fichero y se mide con la tasa de crecimiento, que es el porcentaje de registros que aumenta el fichero en cada tratamiento.</text:span></text:p>
      <text:p text:style-name="P15"><text:span text:style-name="T3"/></text:p>
      <text:p text:style-name="P15"><text:span text:style-name="T3">PREGUNTA:</text:span></text:p>
      <text:p text:style-name="P15"><text:span text:style-name="T3">La volatilidad de un fichero es un parámetro que indica:</text:span></text:p>
      <text:p text:style-name="P15"><text:span text:style-name="T3">a- La variación del volumen del fichero.</text:span></text:p>
      <text:p text:style-name="P15"><text:span text:style-name="T3">b- La cantidad de veces que se abre o cierra el fichero.</text:span></text:p>
      <text:p text:style-name="P15"><text:span text:style-name="T3">c- El peso de los procesos de inserción y borrado en dicho fichero (frecuencia de renovación)</text:span></text:p>
      <text:p text:style-name="P15"><text:span text:style-name="T3">La respuesta correcta es la C, mide la cantidad de inserciones y borrados que se efectúan en el ficher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9T19:50:24.551000000</meta:creation-date>
    <meta:generator>LibreOffice/7.4.5.1$Windows_X86_64 LibreOffice_project/9c0871452b3918c1019dde9bfac75448afc4b57f</meta:generator>
    <dc:date>2023-09-19T21:38:53.977000000</dc:date>
    <meta:editing-duration>PT1H47M1S</meta:editing-duration>
    <meta:editing-cycles>13</meta:editing-cycles>
    <meta:document-statistic meta:table-count="0" meta:image-count="0" meta:object-count="0" meta:page-count="5" meta:paragraph-count="115" meta:word-count="2139" meta:character-count="13240" meta:non-whitespace-character-count="11213"/>
  </office:meta>
</office:document-meta>
</file>